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370c54" officeooo:paragraph-rsid="003845f4"/>
    </style:style>
    <style:style style:name="P2" style:family="paragraph" style:parent-style-name="Text_20_body">
      <style:text-properties officeooo:rsid="003845f4" officeooo:paragraph-rsid="00370c54"/>
    </style:style>
    <style:style style:name="T1" style:family="text">
      <style:text-properties officeooo:rsid="003845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9:20:00.260758522</meta:creation-date>
    <dc:date>2024-10-29T10:02:35.401616386</dc:date>
    <meta:editing-duration>PT29M36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